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6)">
            <text:p>sn(26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56cm" draw:caption-point-x="-0.61cm" draw:caption-point-y="1.523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89999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1-07T10:22:01.04">
            <text:p>2020/1/7 10:22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2020/01/07</text:date>, <text:time>10:2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1-07T10:22:02.88</dc:date>
    <dc:creator>iwabuchi ken</dc:creator>
    <meta:editing-duration>PT13H29M2S</meta:editing-duration>
    <meta:editing-cycles>39</meta:editing-cycles>
    <meta:generator>OpenOffice/4.1.3$Win32 OpenOffice.org_project/413m1$Build-9783</meta:generator>
    <meta:document-statistic meta:table-count="1" meta:cell-count="224" meta:object-count="0"/>
    <meta:user-defined meta:name="sheets-banding"/>
    <meta:user-defined meta:name="sheets-original-selection"/>
  </office:meta>
</office:document-meta>
</file>